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ffff00" draw:marker-start-width="0.242cm" draw:marker-end-width="0.242cm" draw:fill-color="#b2b2b2" draw:textarea-horizontal-align="justify" draw:textarea-vertical-align="middle" draw:auto-grow-height="false" fo:min-height="0.614cm" fo:min-width="0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marker-start="" draw:fill-color="#2a6099" draw:textarea-horizontal-align="justify" draw:textarea-vertical-align="middle" draw:auto-grow-height="false" fo:min-height="0.002cm" fo:min-width="6.303cm"/>
    </style:style>
    <style:style style:name="gr3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1.201cm"/>
    </style:style>
    <style:style style:name="gr4" style:family="graphic" style:parent-style-name="standard">
      <style:graphic-properties draw:stroke="none" draw:fill-color="#2a6099" draw:textarea-horizontal-align="justify" draw:textarea-vertical-align="middle" draw:auto-grow-height="false" fo:min-height="0.128cm" fo:min-width="2.776cm"/>
    </style:style>
    <style:style style:name="gr5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2a6099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solid" svg:stroke-width="0.053cm" svg:stroke-color="#2a6099" draw:marker-start-width="0.279cm" draw:marker-end-width="0.279cm" draw:fill="solid" draw:fill-color="#2a6099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53cm" svg:stroke-color="#2a6099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2a6099" draw:textarea-horizontal-align="justify" draw:textarea-vertical-align="middle" draw:auto-grow-height="false" fo:min-height="0.506cm" fo:min-width="0.76cm"/>
    </style:style>
    <style:style style:name="gr11" style:family="graphic" style:parent-style-name="standard">
      <style:graphic-properties draw:stroke="none" draw:fill-color="#2a6099" draw:textarea-horizontal-align="justify" draw:textarea-vertical-align="middle" draw:auto-grow-height="false" fo:min-height="0.254cm" fo:min-width="0cm"/>
    </style:style>
    <style:style style:name="gr12" style:family="graphic" style:parent-style-name="standard">
      <style:graphic-properties draw:stroke="none" svg:stroke-width="0.028cm" svg:stroke-color="#000000" draw:marker-start-width="0.242cm" draw:marker-end-width="0.242cm" draw:fill-color="#2a6099" draw:textarea-horizontal-align="justify" draw:textarea-vertical-align="middle" draw:auto-grow-height="false" fo:min-height="0.383cm" fo:min-width="0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width="0.028cm" svg:stroke-color="#000000" draw:marker-start-width="0.242cm" draw:marker-end-width="0.242cm" draw:fill-color="#2a6099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4" style:family="graphic" style:parent-style-name="standard">
      <style:graphic-properties draw:stroke="none" draw:fill-color="#2a6099" draw:textarea-horizontal-align="justify" draw:textarea-vertical-align="middle" draw:auto-grow-height="false" fo:min-height="0.128cm" fo:min-width="1.767cm"/>
    </style:style>
    <style:style style:name="gr15" style:family="graphic" style:parent-style-name="standard">
      <style:graphic-properties draw:stroke="none" draw:fill-color="#2a6099" draw:textarea-horizontal-align="justify" draw:textarea-vertical-align="middle" draw:auto-grow-height="false" fo:min-height="0.632cm" fo:min-width="0cm"/>
    </style:style>
    <style:style style:name="gr16" style:family="graphic" style:parent-style-name="standard">
      <style:graphic-properties draw:stroke="none" draw:fill-color="#55308d" draw:textarea-horizontal-align="justify" draw:textarea-vertical-align="middle" draw:auto-grow-height="false" fo:min-height="0cm" fo:min-width="6.303cm"/>
    </style:style>
    <style:style style:name="gr17" style:family="graphic" style:parent-style-name="objectwithoutfill">
      <style:graphic-properties svg:stroke-width="0.035cm" svg:stroke-color="#fffff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.169cm" fo:min-width="0.508cm"/>
    </style:style>
    <style:style style:name="gr19" style:family="graphic" style:parent-style-name="standard">
      <style:graphic-properties draw:stroke="none" draw:fill-color="#002c5b" draw:textarea-horizontal-align="justify" draw:textarea-vertical-align="middle" draw:auto-grow-height="false" fo:min-height="0.118cm" fo:min-width="0cm"/>
    </style:style>
    <style:style style:name="gr20" style:family="graphic" style:parent-style-name="standard">
      <style:graphic-properties draw:stroke="none" draw:fill-color="#002c5b" draw:textarea-horizontal-align="justify" draw:textarea-vertical-align="middle" draw:auto-grow-height="false" fo:min-height="0.884cm" fo:min-width="0cm"/>
    </style:style>
    <style:style style:name="gr21" style:family="graphic" style:parent-style-name="standard">
      <style:graphic-properties draw:stroke="none" draw:fill-color="#002c5b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2c5b" draw:fill-color="#002c5b" draw:textarea-horizontal-align="justify" draw:textarea-vertical-align="middle" draw:auto-grow-height="false" fo:min-height="0cm" fo:min-width="0.099cm"/>
    </style:style>
    <style:style style:name="gr2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width="0.018cm" svg:stroke-color="#ff8000" draw:marker-start-width="0.227cm" draw:marker-end-width="0.227cm" draw:fill-color="#55308d" draw:textarea-vertical-align="middle" draw:auto-grow-height="false" fo:min-height="0cm" fo:min-width="0cm" fo:padding-top="0.134cm" fo:padding-bottom="0.134cm" fo:padding-left="0.259cm" fo:padding-right="0.259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2a6099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55308d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2c5b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25cm" svg:height="1.26cm" draw:transform="rotate (-0.130899693899575) translate (7.303cm 0.343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2" draw:layer="layout" svg:width="6.803cm" svg:height="0.252cm" draw:transform="rotate (-0.130899693899575) translate (0.609cm 0.85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" draw:layer="layout" svg:width="3.401cm" svg:height="0.378cm" draw:transform="rotate (0.130899693899575) translate (0.614cm 1.987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" draw:text-style-name="P2" draw:layer="layout" svg:width="3.276cm" svg:height="0.378cm" draw:transform="rotate (-0.130899693899575) translate (4.029cm 1.1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" draw:layer="layout" svg:width="0.172cm" svg:height="0.377cm" draw:transform="rotate (-0.130899693899575) translate (7.237cm 1.1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3" draw:layer="layout" svg:width="0.252cm" svg:height="0.252cm" draw:transform="rotate (-0.130899693899575) translate (6.427cm 1.862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7" draw:text-style-name="P2" draw:layer="layout" svg:width="0.378cm" svg:height="0.126cm" draw:transform="rotate (-0.130899693899575) translate (6.357cm 1.852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6" draw:text-style-name="P3" draw:layer="layout" svg:width="0.252cm" svg:height="0.252cm" draw:transform="rotate (-0.130899693899575) translate (5.276cm 2.141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7" draw:text-style-name="P2" draw:layer="layout" svg:width="0.378cm" svg:height="0.126cm" draw:transform="rotate (-0.130899693899575) translate (5.217cm 2.126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6" draw:text-style-name="P3" draw:layer="layout" svg:width="0.252cm" svg:height="0.252cm" draw:transform="rotate (-0.130899693899575) translate (4.935cm 2.031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8cm" svg:height="0.126cm" draw:transform="rotate (-0.130899693899575) translate (4.84cm 2.01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6.52cm" svg:y1="1.878cm" svg:x2="6.454cm" svg:y2="1.378cm">
          <text:p/>
        </draw:line>
        <draw:line draw:style-name="gr9" draw:text-style-name="P5" draw:layer="layout" svg:x1="4.943cm" svg:y1="2.158cm" svg:x2="5.14cm" svg:y2="1.694cm">
          <text:p/>
        </draw:line>
        <draw:line draw:style-name="gr9" draw:text-style-name="P5" draw:layer="layout" svg:x1="5.395cm" svg:y1="2.218cm" svg:x2="5.241cm" svg:y2="1.738cm">
          <text:p/>
        </draw:line>
        <draw:custom-shape draw:style-name="gr5" draw:text-style-name="P2" draw:layer="layout" svg:width="0.918cm" svg:height="0.393cm" draw:transform="rotate (0.130899693899575) translate (6.361cm 0.589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2" draw:layer="layout" svg:width="0.252cm" svg:height="0.378cm" draw:transform="rotate (0.130899693899575) translate (6.097cm 0.2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" draw:layer="layout" svg:width="1.26cm" svg:height="0.756cm" draw:transform="rotate (-0.130899693899575) translate (4.948cm 0.25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424cm" svg:height="0.503cm" draw:transform="rotate (-0.130899693899575) translate (6.044cm 0.59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" draw:layer="layout" svg:width="0.757cm" svg:height="0.756cm" draw:transform="rotate (-0.130899693899575) translate (4.197cm 0.41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3.401cm" svg:height="0.282cm" draw:transform="rotate (-0.130899693899575) translate (1.082cm 0.989cm)">
          <text:p/>
          <draw:enhanced-geometry svg:viewBox="0 0 21600 21600" draw:mirror-vertical="false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2" draw:text-style-name="P2" draw:layer="layout" svg:width="0.747cm" svg:height="1.258cm" draw:transform="skewX (-0.444709893408155) rotate (-0.130899693899575) translate (0.628cm 0.487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6064.8648648648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2" draw:layer="layout" svg:width="0.841cm" svg:height="0.498cm" draw:transform="skewX (0.447502420211346) rotate (-0.137531945057153) translate (0.487cm 1.752cm)">
          <text:p/>
          <draw:enhanced-geometry svg:viewBox="0 0 21600 21600" draw:mirror-vertical="false" draw:glue-points="?f6 10800 10800 21600 ?f5 10800 10800 0" draw:text-areas="?f3 ?f3 ?f4 ?f4" draw:mirror-horizontal="true" draw:type="trapezoid" draw:modifiers="6920.141342756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2" draw:layer="layout" svg:width="2.267cm" svg:height="0.378cm" draw:transform="rotate (-0.130899693899575) translate (4.81cm 0.77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" draw:layer="layout" svg:width="0.126cm" svg:height="0.882cm" draw:transform="rotate (-0.130899693899575) translate (4.934cm 0.53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6.803cm" svg:height="0.126cm" draw:transform="rotate (-0.130899693899575) translate (0.563cm 0.987cm)">
          <text:p/>
          <draw:enhanced-geometry svg:viewBox="0 0 21600 21600" draw:mirror-horizontal="true" draw:type="rectangle" draw:enhanced-path="M 0 0 L 21600 0 21600 21600 0 21600 0 0 Z N"/>
        </draw:custom-shape>
        <draw:line draw:style-name="gr17" draw:text-style-name="P7" draw:layer="layout" svg:x1="5.419cm" svg:y1="1.233cm" svg:x2="6.234cm" svg:y2="1.634cm">
          <text:p/>
        </draw:line>
        <draw:custom-shape draw:style-name="gr18" draw:text-style-name="P3" draw:layer="layout" svg:width="1.008cm" svg:height="0.42cm" draw:transform="rotate (-0.130899693899575) translate (4.999cm 0.4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8" draw:layer="layout" svg:width="0.882cm" svg:height="1.134cm" draw:transform="rotate (-0.130899693899575) translate (5.33cm 0.255cm)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8" draw:layer="layout" svg:width="0.362cm" svg:height="1.134cm" draw:transform="rotate (-0.130899693899575) translate (4.978cm 0.372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9" draw:text-style-name="P8" draw:layer="layout" svg:width="0.645cm" svg:height="1.134cm" draw:transform="rotate (-0.130899693899575) translate (4.345cm 0.422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8" draw:layer="layout" svg:width="0.661cm" svg:height="0.252cm" draw:transform="rotate (0.130899693899575) translate (4.185cm 0.28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8" draw:layer="layout" svg:width="0.599cm" svg:height="0.226cm" draw:transform="rotate (0.130899693899575) translate (4.819cm 0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0.63cm" svg:height="0.22cm" draw:transform="rotate (0.130899693899575) translate (5.403cm 0.123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" draw:layer="layout" svg:width="0.342cm" svg:height="0.505cm" draw:transform="rotate (0.130899693899575) translate (6.054cm 0.301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63cm" svg:height="0.503cm" draw:transform="rotate (-0.130899693899575) translate (2.952cm 1.231cm)">
          <text:p/>
          <draw:enhanced-geometry svg:viewBox="0 0 21600 21600" draw:text-areas="6722 8256 14878 15460" draw:mirror-horizontal="true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2.3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3:29:05.813479998</meta:creation-date>
    <dc:date>2022-06-02T12:10:36.290797083</dc:date>
    <meta:editing-duration>PT19M35S</meta:editing-duration>
    <meta:editing-cycles>6</meta:editing-cycles>
    <meta:generator>LibreOffice/6.4.7.2$Linux_X86_64 LibreOffice_project/40$Build-2</meta:generator>
    <meta:document-statistic meta:object-count="35"/>
  </office:meta>
</office:document-meta>
</file>